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to Orbit</text:p>
      <text:p text:style-name="P1"/>
      <text:p text:style-name="P1">I. Introduction</text:p>
      <text:p text:style-name="P1"/>
      <text:p text:style-name="P1">Getting a spacecraft to orbit is difficult. <text:s/>Rocket science is one of those things that seems simple at first, and it is. It's not complicated, but it is very difficult. <text:s/>There are several things that have to happen, in a particular order, without failing and without human interaction in order to get a mass to orbit. Making sure that all happens correctly is a matter of good engineering and some trial and error. <text:s/>There is a lot we can learn from physics as to what is involved to get to orbit. <text:s/>This paper explores the physics in a ground up, step-by-step fashion to get to orbit.</text:p>
      <text:p text:style-name="P1"/>
      <text:p text:style-name="P1">II. Terms</text:p>
      <text:p text:style-name="P1"/>
      <text:p text:style-name="P1">Lets start be defining terms. <text:s/>LEO is low earth orbit. <text:s/>Mass Fraction is a byproduct of the rocket equation. It comes from the fact that the final velocity of a rocket is proportional to the fraction of the vehicle weight that is burned as fuel. <text:s/>Isp is the specific impulse. Another term from the rocket equation that shows up a lot. It's the efficiency of a rocket motor.</text:p>
      <text:p text:style-name="P1"/>
      <text:p text:style-name="P1">III. Getting Started</text:p>
      <text:p text:style-name="P1"/>
      <text:p text:style-name="P1">A great place to start is to find an analytical solution for the height a rocket will trave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athan Bergey</meta:initial-creator>
    <meta:creation-date>2009-10-29T12:47:43</meta:creation-date>
    <meta:document-statistic meta:table-count="0" meta:image-count="0" meta:object-count="0" meta:page-count="1" meta:paragraph-count="7" meta:word-count="202" meta:character-count="1110"/>
    <dc:date>2009-10-29T13:45:17</dc:date>
    <dc:creator>Nathan Bergey</dc:creator>
    <meta:editing-duration>PT00H12M04S</meta:editing-duration>
    <meta:editing-cycles>1</meta:editing-cycles>
    <meta:generator>OpenOffice.org/3.1$Unix OpenOffice.org_project/310m19$Build-9420</meta:generator>
  </office:meta>
</office:document-meta>
</file>